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a58" officeooo:paragraph-rsid="0007fa58"/>
    </style:style>
    <style:style style:name="P2" style:family="paragraph" style:parent-style-name="Standard">
      <style:text-properties officeooo:paragraph-rsid="0007fa58"/>
    </style:style>
    <style:style style:name="T1" style:family="text">
      <style:text-properties officeooo:rsid="0007f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stgres cluster eriza-db created</text:p>
      <text:p text:style-name="Standard"><text:s text:c="2"/>Username: <text:s text:c="3"/>postgres</text:p>
      <text:p text:style-name="Standard"><text:s text:c="2"/>Password: <text:s text:c="3"/>WLzY5wq5f1zLlOu</text:p>
      <text:p text:style-name="Standard"><text:s text:c="2"/>Hostname: <text:s text:c="3"/>eriza-db.internal</text:p>
      <text:p text:style-name="Standard"><text:s text:c="2"/>Flycast: <text:s text:c="4"/>fdaa:2:607f:0:1::2</text:p>
      <text:p text:style-name="Standard"><text:s text:c="2"/>Proxy port: <text:s/>5432</text:p>
      <text:p text:style-name="Standard"><text:s text:c="2"/>Postgres port: <text:s/>5433</text:p>
      <text:p text:style-name="Standard"><text:s text:c="2"/>Connection string: postgres://postgres:WLzY5wq5f1zLlOu@eriza-db.flycast:5432</text:p>
      <text:p text:style-name="Standard"/>
      <text:p text:style-name="Standard">Save your credentials in a secure place -- you won't be able to see them again!</text:p>
      <text:p text:style-name="Standard"/>
      <text:p text:style-name="Standard">Connect to postgres</text:p>
      <text:p text:style-name="Standard">Any app within the Senzen Travers organization can connect to this Postgres using the above connection string</text:p>
      <text:p text:style-name="Standard"/>
      <text:p text:style-name="Standard">Now that you've set up Postgres, here's what you need to understand: https://fly.io/docs/postgres/getting-started/what-you-should-know/</text:p>
      <text:p text:style-name="Standard">Checking for existing attachments</text:p>
      <text:p text:style-name="Standard">Registering attachment</text:p>
      <text:p text:style-name="Standard">Creating database</text:p>
      <text:p text:style-name="Standard">Creating user</text:p>
      <text:p text:style-name="Standard"/>
      <text:p text:style-name="Standard">Postgres cluster eriza-db is now attached to eriza</text:p>
      <text:p text:style-name="Standard">The following secret was added to eriza:</text:p>
      <text:p text:style-name="Standard"><text:s text:c="2"/>DATABASE_URL=postgres://eriza:azxECdE0cGAZwhM@eriza-db.flycast:5432/eriza?sslmode=disable</text:p>
      <text:p text:style-name="Standard">Postgres cluster eriza-db is now attached to eriza</text:p>
      <text:p text:style-name="Standard"/>
      <text:p text:style-name="Standard"/>
      <text:p text:style-name="P2"><text:span text:style-name="T1">REMEMEBER : </text:span><text:a xlink:type="simple" xlink:href="https://community.fly.io/t/scale-to-zero-postgres-for-hobby-projects/12212" text:style-name="Internet_20_link" text:visited-style-name="Visited_20_Internet_20_Link">Scale to zero Postgres for hobby projects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2:45:58.185388643</meta:creation-date>
    <dc:date>2023-06-18T14:07:11.089706642</dc:date>
    <meta:editing-duration>PT1H11M2S</meta:editing-duration>
    <meta:editing-cycles>1</meta:editing-cycles>
    <meta:document-statistic meta:table-count="0" meta:image-count="0" meta:object-count="0" meta:page-count="1" meta:paragraph-count="21" meta:word-count="113" meta:character-count="981" meta:non-whitespace-character-count="858"/>
    <meta:generator>LibreOffice/7.3.7.2$Linux_X86_64 LibreOffice_project/30$Build-2</meta:generator>
  </office:meta>
</office:document-meta>
</file>